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TestTransactionManager.doSetRollbackOnly( TransactionSynchronizationManager synchronizationManager , GenericReactiveTransaction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TestTransactionManager.doRollback( TransactionSynchronizationManager synchronizationManager , GenericReactiveTransaction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TestTransactionManager.doCommit( TransactionSynchronizationManager synchronizationManager , GenericReactiveTransaction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TestTransactionManager.doCleanupAfterCompletion( TransactionSynchronizationManager synchronizationManager ,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estTransactionManager.ReactiveTestTransactionManager( boolean existingTransaction , boolean canCreate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TestTransactionManager.isExistingTransaction(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estTransactionManager.doGetTransaction( TransactionSynchronizationManager synchroniz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estTransactionManager.doBegin( TransactionSynchronizationManager synchronizationManager , Object transaction , TransactionDefinition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